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34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table:number-columns-repeated="15"/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  <table:table-cell office:value-type="string">
            <text:p>can_recharge_shield</text:p>
          </table:table-cell>
        </table:table-row>
        <table:table-row table:style-name="ro1">
          <table:table-cell table:number-columns-repeated="7"/>
          <table:table-cell office:value-type="string">
            <text:p>factor</text:p>
          </table:table-cell>
          <table:table-cell office:value-type="string">
            <text:p>modifier</text:p>
          </table:table-cell>
          <table:table-cell table:number-columns-repeated="19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has_armor_pref</text:p>
          </table:table-cell>
          <table:table-cell office:value-type="string">
            <text:p>is_high_armor_personality</text:p>
          </table:table-cell>
          <table:table-cell office:value-type="string">
            <text:p>has_shield_pref</text:p>
          </table:table-cell>
          <table:table-cell office:value-type="string">
            <text:p>is_low_armor_personality</text:p>
          </table:table-cell>
          <table:table-cell office:value-type="string">
            <text:p>has_marauder_pref_3</text:p>
          </table:table-cell>
          <table:table-cell office:value-type="string">
            <text:p>has_marauder_pref_2</text:p>
          </table:table-cell>
          <table:table-cell office:value-type="string">
            <text:p>has_marauder_pref_1</text:p>
          </table:table-cell>
          <table:table-cell office:value-type="string">
            <text:p>has_integrity_pref_3</text:p>
          </table:table-cell>
          <table:table-cell office:value-type="string">
            <text:p>has_integrity_pref_2</text:p>
          </table:table-cell>
          <table:table-cell office:value-type="string">
            <text:p>has_integrity_pref_1</text:p>
          </table:table-cell>
          <table:table-cell office:value-type="string">
            <text:p>has_cloak_pref_1</text:p>
          </table:table-cell>
          <table:table-cell office:value-type="string">
            <text:p>has_cloak_pref_2</text:p>
          </table:table-cell>
          <table:table-cell office:value-type="string">
            <text:p>has_cloak_pref_3</text:p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office:value-type="string">
            <text:p>"EMPTY_HULL_SLOT"</text:p>
          </table:table-cell>
          <table:table-cell office:value-type="string">
            <text:p>aux</text:p>
          </table:table-cell>
          <table:table-cell office:value-type="string">
            <text:p>"GFX_ship_part_empty_aux_slot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"CORVETTE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9</text:p>
          </table:table-cell>
          <table:table-cell office:value-type="string">
            <text:p>"CORVETTE_ARMO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ORVETTE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5</text:p>
          </table:table-cell>
          <table:table-cell office:value-type="string">
            <text:p>"CORVETTE_ARMO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ORVETTE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9</text:p>
          </table:table-cell>
          <table:table-cell office:value-type="string">
            <text:p>"CORVETTE_ARMOR_4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ORVETTE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2</text:p>
          </table:table-cell>
          <table:table-cell office:value-type="string">
            <text:p>"CORVETTE_ARMOR_5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ORVETTE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4</text:p>
          </table:table-cell>
          <table:table-cell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4</text:p>
          </table:table-cell>
          <table:table-cell office:value-type="string">
            <text:p>"DESTROYER_ARMO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69</text:p>
          </table:table-cell>
          <table:table-cell office:value-type="string">
            <text:p>"DESTROYER_ARMO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80</text:p>
          </table:table-cell>
          <table:table-cell office:value-type="string">
            <text:p>"DESTROYER_ARMOR_4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87</text:p>
          </table:table-cell>
          <table:table-cell office:value-type="string">
            <text:p>"DESTROYER_ARMOR_5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ESTROY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91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98</text:p>
          </table:table-cell>
          <table:table-cell office:value-type="string">
            <text:p>"CRUISER_ARMO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34</text:p>
          </table:table-cell>
          <table:table-cell office:value-type="string">
            <text:p>"CRUISER_ARMO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61</text:p>
          </table:table-cell>
          <table:table-cell office:value-type="string">
            <text:p>"CRUISER_ARMOR_4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8</text:p>
          </table:table-cell>
          <table:table-cell office:value-type="string">
            <text:p>"CRUISER_ARMOR_5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CRUIS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86</text:p>
          </table:table-cell>
          <table:table-cell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6</text:p>
          </table:table-cell>
          <table:table-cell office:value-type="string">
            <text:p>"BATTLESHIP_ARMO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54</text:p>
          </table:table-cell>
          <table:table-cell office:value-type="string">
            <text:p>"BATTLESHIP_ARMO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BATTLESHIP_ARMOR_4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57</text:p>
          </table:table-cell>
          <table:table-cell office:value-type="string">
            <text:p>"BATTLESHIP_ARMOR_5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BATTLE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82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DREADNOUGHT_ARMO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DREADNOUGHT_ARMO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 office:value-type="string">
            <text:p>"DREADNOUGHT_ARMOR_4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 office:value-type="string">
            <text:p>"DREADNOUGHT_ARMOR_5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DREADNOUGHT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6</text:p>
          </table:table-cell>
          <table:table-cell office:value-type="string">
            <text:p>"SMALL_STATION_ARM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07</text:p>
          </table:table-cell>
          <table:table-cell office:value-type="string">
            <text:p>"SMALL_STATION_ARMOR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3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51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SMALL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6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94</text:p>
          </table:table-cell>
          <table:table-cell office:value-type="string">
            <text:p>"MEDIUM_STATION_ARMOR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02</text:p>
          </table:table-cell>
          <table:table-cell office:value-type="string">
            <text:p>"MEDIUM_STATION_ARMOR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82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34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MEDIUM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59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LARGE_STATION_ARMOR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LARGE_STATION_ARMOR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EXTRA_LARGE_STATION_ARMOR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EXTRA_LARGE_STATION_ARMOR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EXTRA_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3"/>
        </table:table-row>
        <table:table-row table:style-name="ro1">
          <table:table-cell office:value-type="string">
            <text:p>"NON_DESIGNABLE_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5"/>
          <table:table-cell office:value-type="string">
            <text:p>0</text:p>
          </table:table-cell>
          <table:table-cell office:value-type="string">
            <text:p>"NON_DESIGNABLEL_ARMOR_2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1" }</text:p>
          </table:table-cell>
          <table:table-cell table:number-columns-repeated="7"/>
        </table:table-row>
        <table:table-row table:style-name="ro1">
          <table:table-cell office:value-type="string">
            <text:p>"NON_DESIGNABLE_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5"/>
          <table:table-cell office:value-type="string">
            <text:p>0</text:p>
          </table:table-cell>
          <table:table-cell office:value-type="string">
            <text:p>"NON_DESIGNABLEL_ARMOR_3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2" }</text:p>
          </table:table-cell>
          <table:table-cell table:number-columns-repeated="7"/>
        </table:table-row>
        <table:table-row table:style-name="ro1">
          <table:table-cell office:value-type="string">
            <text:p>"NON_DESIGNABLE_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5"/>
          <table:table-cell office:value-type="string">
            <text:p>0</text:p>
          </table:table-cell>
          <table:table-cell office:value-type="string">
            <text:p>"NON_DESIGNABLEL_ARMOR_4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3" }</text:p>
          </table:table-cell>
          <table:table-cell table:number-columns-repeated="7"/>
        </table:table-row>
        <table:table-row table:style-name="ro1">
          <table:table-cell office:value-type="string">
            <text:p>"NON_DESIGNABLE_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5"/>
          <table:table-cell office:value-type="string">
            <text:p>0</text:p>
          </table:table-cell>
          <table:table-cell office:value-type="string">
            <text:p>"NON_DESIGNABLEL_ARMOR_5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4" }</text:p>
          </table:table-cell>
          <table:table-cell table:number-columns-repeated="7"/>
        </table:table-row>
        <table:table-row table:style-name="ro1">
          <table:table-cell office:value-type="string">
            <text:p>"NON_DESIGNABLE_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5"/>
          <table:table-cell office:value-type="string">
            <text:p>0</text:p>
          </table:table-cell>
          <table:table-cell table:number-columns-repeated="2"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5" }</text:p>
          </table:table-cell>
          <table:table-cell table:number-columns-repeated="7"/>
        </table:table-row>
        <table:table-row table:style-name="ro1">
          <table:table-cell office:value-type="string">
            <text:p>"CORVETTE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ORVETTE_SHIELD_RECHARGE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ORVETTE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ORVETTE_SHIELD_RECHARGE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ORVETTE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ESTROY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ESTROYER_SHIELD_RECHARGE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ESTROY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ESTROYER_SHIELD_RECHARGE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ESTROY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RUIS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RUISER_SHIELD_RECHARGE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RUIS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RUISER_SHIELD_RECHARGE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RUIS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BATTLESHIP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BATTLESHIP_SHIELD_RECHARGE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BATTLESHIP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BATTLESHIP_SHIELD_RECHARGE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BATTLESHIP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READNOUGHT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READNOUGHT_SHIELD_RECHARGE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READNOUGHT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READNOUGHT_SHIELD_RECHARGE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DREADNOUGHT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"CORVETTE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/>
          <table:table-cell office:value-type="string">
            <text:p>"CORVETTE_MARAUDER_HULL_CONFIGURATION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CORVETTE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DESTROY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/>
          <table:table-cell office:value-type="string">
            <text:p>"DESTROYER_MARAUDER_HULL_CONFIGURATION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DESTROY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CRUIS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8"/>
          <table:table-cell office:value-type="string">
            <text:p>"CRUISER_MARAUDER_HULL_CONFIGURATION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CRUIS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8"/>
          <table:table-cell office:value-type="string">
            <text:p>0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BATTLESHIP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"BATTLESHIP_MARAUDER_HULL_CONFIGURATION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BATTLESHIP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DREADNOUGHT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"DREADNOUGHT_MARAUDER_HULL_CONFIGURATION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"DREADNOUGHT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"CORVETTE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6"/>
          <table:table-cell office:value-type="string">
            <text:p>"CORVETTE_INTEGRITY_FIELD_GENERATO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CORVETTE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7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DESTROY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6"/>
          <table:table-cell office:value-type="string">
            <text:p>"DESTROYER_INTEGRITY_FIELD_GENERATO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DESTROY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7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CRUIS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5"/>
          <table:table-cell office:value-type="string">
            <text:p>"CRUISER_INTEGRITY_FIELD_GENERATO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CRUIS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6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BATTLESHIP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BATTLESHIP_INTEGRITY_FIELD_GENERATO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BATTLESHIP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DREADNOUGHT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DREADNOUGHT_INTEGRITY_FIELD_GENERATO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DREADNOUGHT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SMALL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7.5</text:p>
          </table:table-cell>
          <table:table-cell office:value-type="string">
            <text:p>1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SMALL_STATION_INTEGRITY_FIELD_GENERATORS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SMALL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187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MEDIUM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2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MEDIUM_STATION_INTEGRITY_FIELD_GENERATORS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MEDIUM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3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4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LARGE_STATION_INTEGRITY_FIELD_GENERATORS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7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EXTRA_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9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EXTRA_LARGE_STATION_INTEGRITY_FIELD_GENERATORS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"EXTRA_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1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"CORVETTE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7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3"/>
          <table:table-cell office:value-type="string">
            <text:p>"CORVETTE_CLOAKING_FIELD_EMITTE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"CORVETTE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7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4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"DESTROY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3"/>
          <table:table-cell office:value-type="string">
            <text:p>"DESTROYER_CLOAKING_FIELD_EMITTE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"DESTROY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4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"CRUIS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2"/>
          <table:table-cell office:value-type="string">
            <text:p>"CRUISER_CLOAKING_FIELD_EMITTE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"CRUIS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"BATTLESHIP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4</text:p>
          </table:table-cell>
          <table:table-cell table:number-columns-repeated="12"/>
          <table:table-cell office:value-type="string">
            <text:p>yes</text:p>
          </table:table-cell>
          <table:table-cell/>
          <table:table-cell office:value-type="string">
            <text:p>"BATTLESHIP_CLOAKING_FIELD_EMITTE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"BATTLESHIP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4</text:p>
          </table:table-cell>
          <table:table-cell table:number-columns-repeated="12"/>
          <table:table-cell office:value-type="string">
            <text:p>yes</text:p>
          </table:table-cell>
          <table:table-cell table:number-columns-repeated="2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"DREADNOUGHT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3</text:p>
          </table:table-cell>
          <table:table-cell table:number-columns-repeated="12"/>
          <table:table-cell office:value-type="string">
            <text:p>yes</text:p>
          </table:table-cell>
          <table:table-cell/>
          <table:table-cell office:value-type="string">
            <text:p>"DREADNOUGHT_CLOAKING_FIELD_EMITTE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"DREADNOUGHT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3</text:p>
          </table:table-cell>
          <table:table-cell table:number-columns-repeated="12"/>
          <table:table-cell office:value-type="string">
            <text:p>yes</text:p>
          </table:table-cell>
          <table:table-cell table:number-columns-repeated="2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"SMALL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SMALL_STATION_SIEGE_SHIELD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2000</text:p>
          </table:table-cell>
          <table:table-cell office:value-type="string">
            <text:p>2.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SMALL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SMALL_STATION_SIEGE_SHIELD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SMALL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SMALL_STATION_SIEGE_SHIELD_4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7.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SMALL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SMALL_STATION_SIEGE_SHIELD_5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SMALL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10000</text:p>
          </table:table-cell>
          <table:table-cell office:value-type="string">
            <text:p>12.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MEDIUM_STATION_SIEGE_SHIELD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MEDIUM_STATION_SIEGE_SHIELD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MEDIUM_STATION_SIEGE_SHIELD_4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12000</text:p>
          </table:table-cell>
          <table:table-cell office:value-type="string">
            <text:p>1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MEDIUM_STATION_SIEGE_SHIELD_5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MEDIUM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20000</text:p>
          </table:table-cell>
          <table:table-cell office:value-type="string">
            <text:p>2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LARGE_STATION_SIEGE_SHIELD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LARGE_STATION_SIEGE_SHIELD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LARGE_STATION_SIEGE_SHIELD_4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24000</text:p>
          </table:table-cell>
          <table:table-cell office:value-type="string">
            <text:p>3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LARGE_STATION_SIEGE_SHIELD_5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40000</text:p>
          </table:table-cell>
          <table:table-cell office:value-type="string">
            <text:p>5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EXTRA_LARGE_STATION_SIEGE_SHIELD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EXTRA_LARGE_STATION_SIEGE_SHIELD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EXTRA_LARGE_STATION_SIEGE_SHIELD_4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48000</text:p>
          </table:table-cell>
          <table:table-cell office:value-type="string">
            <text:p>6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EXTRA_LARGE_STATION_SIEGE_SHIELD_5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64000</text:p>
          </table:table-cell>
          <table:table-cell office:value-type="string">
            <text:p>8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"EXTRA_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80000</text:p>
          </table:table-cell>
          <table:table-cell office:value-type="string">
            <text:p>100</text:p>
          </table:table-cell>
          <table:table-cell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1/15/2018</text:date>, <text:time>16:52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15T16:52:28.63</dc:date>
    <dc:creator>David </dc:creator>
    <meta:editing-duration>PT54S</meta:editing-duration>
    <meta:editing-cycles>1</meta:editing-cycles>
    <meta:document-statistic meta:table-count="1" meta:cell-count="2109" meta:object-count="0"/>
  </office:meta>
</office:document-meta>
</file>